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5d217" officeooo:paragraph-rsid="0015d217"/>
    </style:style>
    <style:style style:name="P2" style:family="paragraph" style:parent-style-name="Standard">
      <style:text-properties officeooo:rsid="00169cc6" officeooo:paragraph-rsid="00169cc6"/>
    </style:style>
    <style:style style:name="P3" style:family="paragraph" style:parent-style-name="Standard">
      <style:paragraph-properties style:writing-mode="lr-tb"/>
      <style:text-properties officeooo:rsid="00169cc6" officeooo:paragraph-rsid="00169cc6"/>
    </style:style>
    <style:style style:name="P4" style:family="paragraph" style:parent-style-name="Standard">
      <style:paragraph-properties style:writing-mode="lr-tb"/>
      <style:text-properties officeooo:rsid="0017f9aa" officeooo:paragraph-rsid="0017f9aa"/>
    </style:style>
    <style:style style:name="P5" style:family="paragraph" style:parent-style-name="Standard">
      <style:paragraph-properties style:writing-mode="lr-tb"/>
      <style:text-properties officeooo:rsid="0015d217" officeooo:paragraph-rsid="0015d217"/>
    </style:style>
    <style:style style:name="P6" style:family="paragraph" style:parent-style-name="Standard">
      <style:paragraph-properties style:writing-mode="lr-tb"/>
      <style:text-properties officeooo:rsid="001b4a41" officeooo:paragraph-rsid="001b4a41"/>
    </style:style>
    <style:style style:name="P7" style:family="paragraph" style:parent-style-name="Standard">
      <style:paragraph-properties style:writing-mode="lr-tb"/>
      <style:text-properties officeooo:rsid="00169cc6" officeooo:paragraph-rsid="00169cc6"/>
    </style:style>
    <style:style style:name="P8" style:family="paragraph" style:parent-style-name="Standard">
      <style:paragraph-properties style:writing-mode="lr-tb"/>
      <style:text-properties officeooo:rsid="001c275a" officeooo:paragraph-rsid="001c275a"/>
    </style:style>
    <style:style style:name="P9" style:family="paragraph" style:parent-style-name="Standard">
      <style:paragraph-properties style:writing-mode="lr-tb"/>
      <style:text-properties officeooo:rsid="00184994" officeooo:paragraph-rsid="0017f9aa"/>
    </style:style>
    <style:style style:name="P10" style:family="paragraph" style:parent-style-name="Standard">
      <style:paragraph-properties style:writing-mode="lr-tb"/>
      <style:text-properties officeooo:rsid="001e959d" officeooo:paragraph-rsid="001e959d"/>
    </style:style>
    <style:style style:name="P11" style:family="paragraph" style:parent-style-name="Standard">
      <style:paragraph-properties style:writing-mode="lr-tb"/>
      <style:text-properties officeooo:rsid="0022dc5f" officeooo:paragraph-rsid="0022dc5f"/>
    </style:style>
    <style:style style:name="P12" style:family="paragraph" style:parent-style-name="Standard">
      <style:paragraph-properties style:writing-mode="lr-tb"/>
      <style:text-properties officeooo:rsid="002342d9" officeooo:paragraph-rsid="002342d9"/>
    </style:style>
    <style:style style:name="P13" style:family="paragraph" style:parent-style-name="Standard">
      <style:paragraph-properties style:writing-mode="lr-tb"/>
      <style:text-properties officeooo:rsid="0023e452" officeooo:paragraph-rsid="0023e452"/>
    </style:style>
    <style:style style:name="P14" style:family="paragraph" style:parent-style-name="Standard">
      <style:paragraph-properties style:writing-mode="lr-tb"/>
      <style:text-properties officeooo:rsid="00257a0b" officeooo:paragraph-rsid="00257a0b"/>
    </style:style>
    <style:style style:name="P15" style:family="paragraph" style:parent-style-name="Standard">
      <style:text-properties officeooo:rsid="0015d217" officeooo:paragraph-rsid="0015d217"/>
    </style:style>
    <style:style style:name="T1" style:family="text">
      <style:text-properties officeooo:rsid="002762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ção</text:p>
      <text:p text:style-name="P1"/>
      <text:p text:style-name="P5">O objetivo deste estudo consiste em gerar um modelo preditivo do indicador de desempenho médio em ciências da natureza e suas tecnologias dos alunos de escolas do ensino médio a partir dos dados públicos referentes ao ENEM de 2015.</text:p>
      <text:p text:style-name="P5"/>
      <text:p text:style-name="P5">**</text:p>
      <text:p text:style-name="P6">Este estudo possui o objetivo de gerar um modelo preditivo do indicador de desempenho médio em ciências da natureza e suas tecnologias dos alunos de escolas do ensino médio a partir dos dados públicos referentes ao Exame Nacional do Ensino Médio (ENEM) de 2015.</text:p>
      <text:p text:style-name="P6">Tais dados são fornecidos pelo INEP, agrupados por escolas, como subsídio a estratégias que visem a melhoria da qualidade da educação.</text:p>
      <text:p text:style-name="P1">**</text:p>
      <text:p text:style-name="P1"/>
      <text:p text:style-name="P1"/>
      <text:p text:style-name="P3">Tal proposta justifica-se em um cenário alarmante de baixo desempenho dos alunos do ensino básico no Brasil, de acordo com os dados de 2015 do PISA.</text:p>
      <text:p text:style-name="P3"/>
      <text:p text:style-name="P3">**</text:p>
      <text:p text:style-name="P8">A análise dos indicadores educacionais brasileiros dos últimos anos não permite sensação de conforto, muito menos oferece motivos para comemorações.</text:p>
      <text:p text:style-name="P8">Segundo os dados de 2015 do PISA, o programa internacional de avaliação de estudantes, o desempenho dos estudantes do ensino básico no Brasil, está abaixo da média dos estudantes em países membros da organização.</text:p>
      <text:p text:style-name="P8">Dos 70 países avaliados pelo programa, considerando os resultados para a área de ciências, o Brasil posicionou-se na 63a colocação.</text:p>
      <text:p text:style-name="P8">O relatório indica que, em ciências, o valor médio de desempenho dos estudantes brasileiros tem se mantido estável, sem apresentar mudanças estatisticamente significativas, desde o início da avaliação na área, em 2006.</text:p>
      <text:p text:style-name="P10">Estudos como a edição de 2016 do Censo Escolar da Educação Básica, realizado pelo INEP, proporcionam reflexões sobre a infraestrutura das instituições de ensino básico no território nacional em relação aos baixos índices apresentados pelo PISA de 2015.</text:p>
      <text:p text:style-name="P10">No contexto do ensino de ciências, o censo identificou que o percentual de estudantes brasileiros que possuem acesso a laboratórios de ciências no ensino básico é expressivamente inferior à estrutura prevista no PNE (Plano Nacional de Educação).</text:p>
      <text:p text:style-name="P12">Os resultados apresentados pelo PISA de 2015 e os problemas de infraestrutura evidenciados pelo Censo Escolar da Educação Básica de 2016 demandam séria atenção.</text:p>
      <text:p text:style-name="P13">Conforme observado na Figura 1, entre os recursos avaliados pelo censo, os laboratórios de ciências possuem os mais baixos índices de presença nas escolas.</text:p>
      <text:p text:style-name="P3">**</text:p>
      <text:p text:style-name="P2"/>
      <text:p text:style-name="P3">A técnica de mineração de dados escolhida é a árvore de decisão e o algoritmo utilizado é o j48, através do software WEKA.</text:p>
      <text:p text:style-name="P3"/>
      <text:p text:style-name="P9">**</text:p>
      <text:p text:style-name="P11">Investigações relacionando o perfil socioeconômico e de infraestrutura das escolas de ensino básico no Brasil associadas ao desempenho dos seus alunos em exames como o PISA atualmente podem contar com técnicas presentes na área de Mineração de Dados Educacionais (MDE).</text:p>
      <text:p text:style-name="P11">***</text:p>
      <text:p text:style-name="P14">A MDE consiste na aplicação da Mineração de Dados (MD) aplicada ao contexto educacional.</text:p>
      <text:p text:style-name="P14">A MD é a etapa principal do processo de Descoberta de Conhecimento em Bases de Dados.</text:p>
      <text:p text:style-name="P14"><text:soft-page-break/>DCDB <text:s/><text:span text:style-name="T1">pode ser separado</text:span> quatro etapas: A base de dados, o pré-processamento, a MD e o pós-processamento.</text:p>
      <text:p text:style-name="P14">***</text:p>
      <text:p text:style-name="P9">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6:37:27.891750316</meta:creation-date>
    <meta:generator>LibreOffice/5.2.7.2$Linux_X86_64 LibreOffice_project/20m0$Build-2</meta:generator>
    <dc:date>2018-07-17T23:27:10.945736849</dc:date>
    <meta:editing-duration>PT38M45S</meta:editing-duration>
    <meta:editing-cycles>17</meta:editing-cycles>
    <meta:document-statistic meta:table-count="0" meta:image-count="0" meta:object-count="0" meta:page-count="2" meta:paragraph-count="26" meta:word-count="478" meta:character-count="2991" meta:non-whitespace-character-count="2538"/>
  </office:meta>
</office:document-meta>
</file>